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style:text-underline-style="none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d10ab" officeooo:paragraph-rsid="001d10ab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5be1a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376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d10ab" officeooo:paragraph-rsid="001d10ab" fo:background-color="transparent" style:font-name-asian="Arial3" style:font-size-asian="11pt" style:font-name-complex="Arial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e5f6b" officeooo:paragraph-rsid="001e5f6b" fo:background-color="transparent" style:font-name-asian="Arial3" style:font-size-asian="11pt" style:font-name-complex="Arial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20e357" officeooo:paragraph-rsid="0020e357" fo:background-color="transparent" style:font-name-asian="Arial3" style:font-size-asian="11pt" style:font-name-complex="Arial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c3762" officeooo:paragraph-rsid="001c3762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d10ab" officeooo:paragraph-rsid="001d10ab"/>
    </style:style>
    <style:style style:name="P14" style:family="paragraph" style:parent-style-name="Standard">
      <style:text-properties officeooo:rsid="0027cecf" officeooo:paragraph-rsid="0027cec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27cecf" officeooo:paragraph-rsid="0027cecf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rsid="0010bd03" officeooo:paragraph-rsid="0027cecf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c3762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officeooo:rsid="001eb79a" fo:background-color="transparent" loext:char-shading-value="0" style:font-name-asian="Arial3" style:font-size-asian="11pt" style:font-name-complex="Arial3"/>
    </style:style>
    <style:style style:name="T4" style:family="text">
      <style:text-properties style:use-window-font-color="true" loext:opacity="0%" style:font-name="Arial" fo:font-size="11pt" fo:letter-spacing="normal" officeooo:rsid="0022a73b" fo:background-color="transparent" loext:char-shading-value="0" style:font-name-asian="Arial3" style:font-size-asian="11pt" style:font-name-complex="Arial3"/>
    </style:style>
    <style:style style:name="T5" style:family="text">
      <style:text-properties style:use-window-font-color="true" loext:opacity="0%" style:font-name="Arial" fo:font-size="11pt" fo:letter-spacing="normal" officeooo:rsid="0023f7d7" fo:background-color="transparent" loext:char-shading-value="0" style:font-name-asian="Arial3" style:font-size-asian="11pt" style:font-name-complex="Arial3"/>
    </style:style>
    <style:style style:name="T6" style:family="text">
      <style:text-properties style:use-window-font-color="true" loext:opacity="0%" style:font-name="Arial" fo:font-size="11pt" fo:letter-spacing="normal" officeooo:rsid="0025be1a" fo:background-color="transparent" loext:char-shading-value="0" style:font-name-asian="Arial3" style:font-size-asian="11pt" style:font-name-complex="Arial3"/>
    </style:style>
    <style:style style:name="T7" style:family="text">
      <style:text-properties style:use-window-font-color="true" loext:opacity="0%" style:font-name="Arial" fo:font-size="11pt" fo:letter-spacing="normal" officeooo:rsid="0025ff2b" fo:background-color="transparent" loext:char-shading-value="0" style:font-name-asian="Arial3" style:font-size-asian="11pt" style:font-name-complex="Arial3"/>
    </style:style>
    <style:style style:name="T8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9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10" style:family="text">
      <style:text-properties style:use-window-font-color="true" loext:opacity="0%" style:font-name="Arial" fo:font-size="11pt" fo:letter-spacing="normal" fo:font-style="italic" officeooo:rsid="0027f1fe" fo:background-color="transparent" loext:char-shading-value="0" style:font-name-asian="Arial3" style:font-size-asian="11pt" style:font-style-asian="italic" style:font-name-complex="Arial3"/>
    </style:style>
    <style:style style:name="T11" style:family="text">
      <style:text-properties style:use-window-font-color="true" loext:opacity="0%" style:font-name="Arial" fo:font-size="11pt" fo:letter-spacing="normal" fo:font-style="normal" officeooo:rsid="0027f1fe" fo:background-color="transparent" loext:char-shading-value="0" style:font-name-asian="Arial3" style:font-size-asian="11pt" style:font-style-asian="normal" style:font-name-complex="Arial3" style:font-style-complex="normal"/>
    </style:style>
    <style:style style:name="T12" style:family="text">
      <style:text-properties style:use-window-font-color="true" loext:opacity="0%" style:font-name="Liberation Serif" fo:font-size="12pt" fo:letter-spacing="normal" fo:background-color="transparent" loext:char-shading-value="0" style:font-name-asian="Arial3" style:font-size-asian="12pt" style:font-name-complex="Arial3" style:font-size-complex="12pt"/>
    </style:style>
    <style:style style:name="T13" style:family="text">
      <style:text-properties style:use-window-font-color="true" loext:opacity="0%" style:font-name="Liberation Serif" fo:font-size="12pt" fo:letter-spacing="normal" officeooo:rsid="001b7398" fo:background-color="transparent" loext:char-shading-value="0" style:font-name-asian="Arial3" style:font-size-asian="12pt" style:font-name-complex="Arial3" style:font-size-complex="12pt"/>
    </style:style>
    <style:style style:name="T14" style:family="text">
      <style:text-properties style:use-window-font-color="true" loext:opacity="0%" style:font-name="Liberation Serif" fo:font-size="12pt" fo:letter-spacing="normal" officeooo:rsid="0012a402" fo:background-color="transparent" loext:char-shading-value="0" style:font-name-asian="Arial3" style:font-size-asian="12pt" style:font-name-complex="Arial3" style:font-size-complex="12pt"/>
    </style:style>
    <style:style style:name="T15" style:family="text">
      <style:text-properties style:use-window-font-color="true" loext:opacity="0%" style:font-name="Liberation Serif" fo:font-size="12pt" fo:letter-spacing="normal" officeooo:rsid="0027cecf" fo:background-color="transparent" loext:char-shading-value="0" style:font-name-asian="Arial3" style:font-size-asian="12pt" style:font-name-complex="Arial3" style:font-size-complex="12pt"/>
    </style:style>
    <style:style style:name="T16" style:family="text">
      <style:text-properties style:font-name="Arial2" fo:font-style="italic" fo:font-weight="bold" officeooo:rsid="001c3762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PERKS:<text:line-break/></text:span><text:span text:style-name="T1"/></text:p>
      <text:p text:style-name="P4" loext:marker-style-name="T1"><text:span text:style-name="T8">Generic</text:span><text:span text:style-name="T1">:<text:line-break/><text:line-break/>Adventuring Spirit: </text:span><text:span text:style-name="T3">10</text:span><text:span text:style-name="T1">% extra chance to succeed all event checks</text:span></text:p>
      <text:p text:style-name="P7" loext:marker-style-name="T1"/>
      <text:p text:style-name="P4" loext:marker-style-name="T1"><text:span text:style-name="T1">Survivalist: Food satiates you 25% more</text:span><text:span text:style-name="T1"/></text:p>
      <text:p text:style-name="P7" loext:marker-style-name="T1"/>
      <text:p text:style-name="P4" loext:marker-style-name="T1"><text:span text:style-name="T1">Scrounger: Find 10% more food</text:span><text:span text:style-name="T1"/></text:p>
      <text:p text:style-name="P7" loext:marker-style-name="T1"/>
      <text:p text:style-name="P4" loext:marker-style-name="T1"><text:span text:style-name="T1">Journeyman: Gain +2 crafting rating</text:span><text:span text:style-name="T1"/></text:p>
      <text:p text:style-name="P7" loext:marker-style-name="T1"/>
      <text:p text:style-name="P4" loext:marker-style-name="T1"><text:span text:style-name="T1">Pack Mule: +10 carry weight</text:span><text:span text:style-name="T1"/></text:p>
      <text:p text:style-name="P4" loext:marker-style-name="T1"><text:span text:style-name="T1"/></text:p>
      <text:p text:style-name="P12" loext:marker-style-name="T1"><text:span text:style-name="T1">Chemist: Healing received from consumables increased by 10%</text:span></text:p>
      <text:p text:style-name="P4" loext:marker-style-name="T1"><text:span text:style-name="T1"><text:line-break/></text:span><text:span text:style-name="T8">Combat generic:</text:span><text:span text:style-name="T1"><text:line-break/>Savagery: +1 to maximum damage with weapons </text:span><text:span text:style-name="T5">per 4 character levels</text:span><text:span text:style-name="T1"><text:line-break/></text:span></text:p>
      <text:p text:style-name="P4" loext:marker-style-name="T1"><text:span text:style-name="T1">Trained Technique: +5% accuracy with weapons<text:line-break/></text:span><text:span text:style-name="T1"/></text:p>
      <text:p text:style-name="P4" loext:marker-style-name="T1"><text:span text:style-name="T1">Exploit vulnerability: 1% crit chance and +10% crit damage with weapons</text:span><text:span text:style-name="T1"/></text:p>
      <text:p text:style-name="P4" loext:marker-style-name="T1"><text:span text:style-name="T1"><text:line-break/>Enduring Spirit: Take </text:span><text:span text:style-name="T5">15</text:span><text:span text:style-name="T1">% reduced damage while under </text:span><text:span text:style-name="T4">5</text:span><text:span text:style-name="T1">0% Endurance<text:line-break/></text:span></text:p>
      <text:p text:style-name="P4" loext:marker-style-name="T1"><text:span text:style-name="T1">Ever Alert: Reduces chances of ambushes while resting</text:span><text:span text:style-name="T1"/></text:p>
      <text:p text:style-name="P7" loext:marker-style-name="T1"/>
      <text:p text:style-name="P4" loext:marker-style-name="T1"><text:span text:style-name="T1">Combat Readiness: Increases your initiative by </text:span><text:span text:style-name="T5">2</text:span></text:p>
      <text:p text:style-name="P7" loext:marker-style-name="T1"/>
      <text:p text:style-name="P7" loext:marker-style-name="T1"/>
      <text:p text:style-name="P7" loext:marker-style-name="T1"/>
      <text:p text:style-name="P4" loext:marker-style-name="T8"><text:span text:style-name="T8">Stats:</text:span><text:span text:style-name="T8"/></text:p>
      <text:p text:style-name="P4" loext:marker-style-name="T1"><text:span text:style-name="T1">Tougher than Nails (</text:span><text:span text:style-name="T9">requires 12 str): </text:span><text:span text:style-name="T11">Reduces all incoming damage by 1 per every 5 character levels</text:span></text:p>
      <text:p text:style-name="P7" loext:marker-style-name="T1"/>
      <text:p text:style-name="P4" loext:marker-style-name="T8"><text:span text:style-name="T1">Constitution (</text:span><text:span text:style-name="T9">requires 16 str)</text:span><text:span text:style-name="T1">: Gain 1 extra max Endurance per point of strenght</text:span></text:p>
      <text:p text:style-name="P7" loext:marker-style-name="T1"/>
      <text:p text:style-name="P4" loext:marker-style-name="T1"><text:span text:style-name="T1">Titan (</text:span><text:span text:style-name="T9">requires 20 str): </text:span><text:span text:style-name="T1">You can wield two-handed weapons with a shield or off-hand</text:span></text:p>
      <text:p text:style-name="P4" loext:marker-style-name="T1"><text:span text:style-name="T1"><text:line-break/>Fleetfooted (</text:span><text:span text:style-name="T9">requires 12 dex): </text:span><text:span text:style-name="T1">You have +10% dodge until hit in combat</text:span></text:p>
      <text:p text:style-name="P7" loext:marker-style-name="T1"/>
      <text:p text:style-name="P4" loext:marker-style-name="T1"><text:span text:style-name="T1">Swift Kill (</text:span><text:span text:style-name="T9">requires 16 dex):</text:span><text:span text:style-name="T1"> You deal 50% extra damage during the first turn of combat</text:span></text:p>
      <text:p text:style-name="P7" loext:marker-style-name="T1"/>
      <text:p text:style-name="P4" loext:marker-style-name="T1"><text:span text:style-name="T1">One Step Ahead (</text:span><text:span text:style-name="T9">requires 20 dex): </text:span><text:span text:style-name="T1">You always go first in combat, and your first attack or skill is a guaranteed crit</text:span></text:p>
      <text:p text:style-name="P7" loext:marker-style-name="T1"/>
      <text:p text:style-name="P4" loext:marker-style-name="T1"><text:soft-page-break/><text:span text:style-name="T1">Fast Reader (</text:span><text:span text:style-name="T9">requires 12 lore): </text:span><text:span text:style-name="T1">Scrolls you use have a 33% chance of not being consumed</text:span></text:p>
      <text:p text:style-name="P7" loext:marker-style-name="T1"/>
      <text:p text:style-name="P4" loext:marker-style-name="T1"><text:span text:style-name="T1">Counterspell (</text:span><text:span text:style-name="T9">requires 16 lore): </text:span><text:span text:style-name="T1">You take 50% reduced damage from spells</text:span></text:p>
      <text:p text:style-name="P7" loext:marker-style-name="T1"/>
      <text:p text:style-name="P4" loext:marker-style-name="T1"><text:span text:style-name="T1">Foresight (</text:span><text:span text:style-name="T9">requires 20 lore): </text:span><text:span text:style-name="T1">The first time you fail an event check per rest, succeed instead</text:span></text:p>
      <text:p text:style-name="P7" loext:marker-style-name="T1"/>
      <text:p text:style-name="P4" loext:marker-style-name="T1"><text:span text:style-name="T1">Divine Agent (</text:span><text:span text:style-name="T9">requires 12 faith):</text:span><text:span text:style-name="T1"> Every 4 points of Faith you have grant you +1 spell rating</text:span></text:p>
      <text:p text:style-name="P7" loext:marker-style-name="T1"/>
      <text:p text:style-name="P4" loext:marker-style-name="T1"><text:span text:style-name="T1">Vanquisher of Evil (</text:span><text:span text:style-name="T9">requires 16 faith): </text:span><text:span text:style-name="T1">You can use your Faith to determine your damage with Strenght weapons</text:span></text:p>
      <text:p text:style-name="P7" loext:marker-style-name="T1"/>
      <text:p text:style-name="P4" loext:marker-style-name="T1"><text:span text:style-name="T1">Unyielding Heart (</text:span><text:span text:style-name="T9">requires 20 faith):</text:span><text:span text:style-name="T1"> Afflictions on you last 1 turn less (no less than 1)</text:span></text:p>
      <text:p text:style-name="P4" loext:marker-style-name="T8"><text:span text:style-name="T1"><text:line-break/></text:span><text:span text:style-name="T8">Axes:</text:span><text:span text:style-name="T9"><text:line-break/></text:span><text:span text:style-name="T1">Decapitate: Your attacks with hatchets, war axes and poleaxes deal +15% damage against targets below 50% Endurance and +33% against targets below 25% Endurance<text:line-break/><text:line-break/>Disembowel: Your attacks with hatchets, war axes and poleaxes deal +20% damage against wounded body parts<text:line-break/><text:line-break/>Berserking: While wielding a hatchet, war ax or poleax, you deal +20% damage and take +10% damage <text:line-break/><text:line-break/><text:line-break/></text:span><text:span text:style-name="T8">Blades:</text:span></text:p>
      <text:p text:style-name="P4" loext:marker-style-name="T1"><text:span text:style-name="T1">Opening Flourish: While wielding a dagger, sword or longsword you have +10% damage and accuracy during your first turn in combat<text:line-break/><text:line-break/>Press the Advantage: While wielding a dagger, sword or longsword you have +5% accuracy and block/parry chance against enemies with lower initiative than you<text:line-break/><text:line-break/>Study your Foe: Your next attack with a dagger, sword or longsword after dodging, blocking or parrying deals +30% damage <text:line-break/><text:line-break/><text:line-break/></text:span><text:span text:style-name="T8">Thrust:<text:line-break/></text:span><text:span text:style-name="T1">Mail Breaker: Your crits with Stilettos, rapiers or estocs penetrate 2 armor<text:line-break/><text:line-break/>Learned Fighter: While wielding a stiletto, rapier or estoc, after attacking and not landing a crit, your crit chance increases by 5% (up to 15%). Resets after critting.<text:line-break/><text:line-break/>Vanquisher: Successive crits with stilettos, rapiers or estocs have +10% crit damage (up to +30%)</text:span></text:p>
      <text:p text:style-name="P7" loext:marker-style-name="T1"/>
      <text:p text:style-name="P7" loext:marker-style-name="T1"/>
      <text:p text:style-name="P4" loext:marker-style-name="T1"><text:span text:style-name="T8">Reach:<text:line-break/></text:span><text:soft-page-break/><text:span text:style-name="T1">Battle-ready: While wielding a claw, spear or pike, you have +20 initiative. This bonus decays by 5 every round (down to 0)<text:line-break/><text:line-break/>Impaler: Hits with claws, spears or pikes that penetrate all armor deal +20% damage<text:line-break/><text:line-break/>Skullpiercer: Critical hits with claws, spears or pikes always penetrate all armor<text:line-break/></text:span></text:p>
      <text:p text:style-name="P7" loext:marker-style-name="T1"/>
      <text:p text:style-name="P4" loext:marker-style-name="T8"><text:span text:style-name="T8">Bludgeon:</text:span><text:span text:style-name="T8"/></text:p>
      <text:p text:style-name="P4" loext:marker-style-name="T1"><text:span text:style-name="T1">Blunt Force Trauma: Hits with clubs, maces and mauls against heads have a 25% chance to blind and against torsos have a 25% chance to neutralize</text:span><text:span text:style-name="T1"/></text:p>
      <text:p text:style-name="P4" loext:marker-style-name="T1"><text:span text:style-name="T1"><text:line-break/>Kinetic Shock: Blocked or parryied attacks with clubs, maces or mauls penetrate 2 armor<text:line-break/></text:span><text:span text:style-name="T1"/></text:p>
      <text:p text:style-name="P4" loext:marker-style-name="T1"><text:span text:style-name="T1">Weapon Breaker: Enemies that parry your club, mace or maul attacks are disarmed<text:line-break/></text:span><text:span text:style-name="T1"/></text:p>
      <text:p text:style-name="P4" loext:marker-style-name="T1"><text:span text:style-name="T8">Defensive:<text:line-break/></text:span><text:span text:style-name="T1">Patient Defense: While wielding a lathi, staff or warstaff, you have a +10% chance to parry and block against enemies with higher initiative<text:line-break/><text:line-break/>Safeguard: While wielding a lathi, staff or warstaff, you have +10% affliction and crit avoidance<text:line-break/><text:line-break/>Versatile combatant: While wielding a lathi, you have a +10% chance to dodge. While wielding a staff, you have a +15% chance to block. While wielding a warstaff, you have a +25% chance to parry<text:line-break/></text:span></text:p>
      <text:p text:style-name="P1">Light weapons:</text:p>
      <text:p text:style-name="P3"/>
      <text:p text:style-name="P3">Close and Personal: Your light weapon attacks have +2% crit chance and +1 armor pen</text:p>
      <text:p text:style-name="P7" loext:marker-style-name="T1"/>
      <text:p text:style-name="P8" loext:marker-style-name="T1">Death by a Thousand Cuts: While wielding a light weapon and no off-hand, you deal 30% less damage but have +20 initiative</text:p>
      <text:p text:style-name="P8" loext:marker-style-name="T1"/>
      <text:p text:style-name="P1">Medium weapons:</text:p>
      <text:p text:style-name="P7" loext:marker-style-name="T1"/>
      <text:p text:style-name="P8" loext:marker-style-name="T1">Versatility: While wielding a medium weapon one-handed, gain +3% accuracy. While wielding a medium weapon two-handed, gain +10% damage</text:p>
      <text:p text:style-name="P7" loext:marker-style-name="T1"/>
      <text:p text:style-name="P8" loext:marker-style-name="T1"><text:span text:style-name="T18">Heavy weapons:</text:span> </text:p>
      <text:p text:style-name="P7" loext:marker-style-name="T1"/>
      <text:p text:style-name="P8" loext:marker-style-name="T1">Unstoppable Force: While wielding a heavy weapon, you deal 30% more damage but have -20 initiative</text:p>
      <text:p text:style-name="P7" loext:marker-style-name="T1"/>
      <text:p text:style-name="P9" loext:marker-style-name="T1">Overwhelm: Your crits with heavy weapons deal +15% damage, and have a 3% chance to stun</text:p>
      <text:p text:style-name="P7" loext:marker-style-name="T1"/>
      <text:p text:style-name="P4" loext:marker-style-name="T8"><text:span text:style-name="T8">Cloth or no armor:</text:span><text:span text:style-name="T8"/></text:p>
      <text:p text:style-name="P4" loext:marker-style-name="T1"><text:soft-page-break/><text:span text:style-name="T1">Reckless: Per every piece of cloth or no armor, gain +5% damage for skills and spells</text:span><text:span text:style-name="T1"/></text:p>
      <text:p text:style-name="P7" loext:marker-style-name="T1"/>
      <text:p text:style-name="P4" loext:marker-style-name="T1"><text:span text:style-name="T7">Sprinter</text:span><text:span text:style-name="T1">: While wearing all cloth or no armor, gain +5% dodge and +10 initiative</text:span></text:p>
      <text:p text:style-name="P7" loext:marker-style-name="T1"/>
      <text:p text:style-name="P4" loext:marker-style-name="T1"><text:span text:style-name="T8">Light armor:</text:span><text:span text:style-name="T8"/></text:p>
      <text:p text:style-name="P4" loext:marker-style-name="T1"><text:span text:style-name="T1">Prowler: Per every piece of light armor, gain +2 initiative</text:span><text:span text:style-name="T1"/></text:p>
      <text:p text:style-name="P7" loext:marker-style-name="T1"/>
      <text:p text:style-name="P4" loext:marker-style-name="T1"><text:span text:style-name="T1">Hunting Threads: While wearing all light armor, gain +8% accuracy and +3% crit chance</text:span><text:span text:style-name="T1"/></text:p>
      <text:p text:style-name="P7" loext:marker-style-name="T1"/>
      <text:p text:style-name="P4" loext:marker-style-name="T8"><text:span text:style-name="T8">Medium armor:</text:span><text:span text:style-name="T8"/></text:p>
      <text:p text:style-name="P4" loext:marker-style-name="T1"><text:span text:style-name="T1">Soul of Steel: Per every piece of medium armor, gain 2% affliction resistance</text:span><text:span text:style-name="T1"/></text:p>
      <text:p text:style-name="P7" loext:marker-style-name="T1"/>
      <text:p text:style-name="P4" loext:marker-style-name="T1"><text:span text:style-name="T1">Panoply: While wearing all medium armor, gain 10% to block and parry</text:span><text:span text:style-name="T1"/></text:p>
      <text:p text:style-name="P7" loext:marker-style-name="T1"/>
      <text:p text:style-name="P4" loext:marker-style-name="T8"><text:span text:style-name="T8">Heavy armor:</text:span><text:span text:style-name="T8"/></text:p>
      <text:p text:style-name="P4" loext:marker-style-name="T1"><text:span text:style-name="T1">Rigorous Training: Halves the dodge penalties from heavy gloves and boots</text:span><text:span text:style-name="T1"/></text:p>
      <text:p text:style-name="P7" loext:marker-style-name="T1"/>
      <text:p text:style-name="P4" loext:marker-style-name="T1"><text:span text:style-name="T1">Walking Fortress: While wearing all heavy armor, crits deal half extra damage to you</text:span><text:span text:style-name="T1"/></text:p>
      <text:p text:style-name="P7" loext:marker-style-name="T1"/>
      <text:p text:style-name="P2">Unarmed<text:span text:style-name="T17">:<text:line-break/><text:line-break/>Open Palm: Your unarmed damage benefits both from strenght and dexterity.</text:span></text:p>
      <text:p text:style-name="P7" loext:marker-style-name="T1"/>
      <text:p text:style-name="P8" loext:marker-style-name="T1">Acrobatics: While wielding no weapons, off-hands or armor, you gain +25% dodge</text:p>
      <text:p text:style-name="P7" loext:marker-style-name="T1"/>
      <text:p text:style-name="P4" loext:marker-style-name="T8"><text:span text:style-name="T8">Off-hands</text:span><text:span text:style-name="T8"/></text:p>
      <text:p text:style-name="P4" loext:marker-style-name="T1"><text:span text:style-name="T1">Duellist: While wielding a weapon in one hand and an empty off-hand, gain +5% accuracy, +3% dodge and +5% parry</text:span><text:span text:style-name="T1"/></text:p>
      <text:p text:style-name="P7" loext:marker-style-name="T1"/>
      <text:p text:style-name="P4" loext:marker-style-name="T1"><text:span text:style-name="T1">Tireless Defender: Gain +1% to block and +3% to block effect per every 10% missing Endurance</text:span><text:span text:style-name="T1"/></text:p>
      <text:p text:style-name="P7" loext:marker-style-name="T1"/>
      <text:p text:style-name="P8" loext:marker-style-name="T1">Arcane Defense: You can now block spells at half the rate than attacks.</text:p>
      <text:p text:style-name="P7" loext:marker-style-name="T1"/>
      <text:p text:style-name="P4" loext:marker-style-name="T1"><text:span text:style-name="T1">Reeling Retaliation: Parrying an attack causes the enemy to take 1-3 damage</text:span><text:span text:style-name="T1"/></text:p>
      <text:p text:style-name="P4" loext:marker-style-name="T1"><text:span text:style-name="T1"/></text:p>
      <text:p text:style-name="P13" loext:marker-style-name="T1"><text:span text:style-name="T1">Spell Deflect: You can now parry spells. Whenever you do, the caster takes damage equal to the damage prevented.</text:span></text:p>
      <text:p text:style-name="P4" loext:marker-style-name="T1"><text:span text:style-name="T1"/></text:p>
      <text:p text:style-name="P5" loext:marker-style-name="T1"><text:span text:style-name="T1"><text:line-break/></text:span><text:span text:style-name="T8">Spell generic:<text:line-break/></text:span><text:span text:style-name="T1">Destructor: 10% increased damage with spells</text:span><text:span text:style-name="T6">1</text:span></text:p>
      <text:p text:style-name="P5" loext:marker-style-name="T1"><text:span text:style-name="T6"/></text:p>
      <text:p text:style-name="P5" loext:marker-style-name="T1"><text:span text:style-name="T6">Memorized Lesson: +2 spell rating during your first turn of combat</text:span><text:span text:style-name="T1"><text:line-break/></text:span></text:p>
      <text:p text:style-name="P4" loext:marker-style-name="T8"><text:span text:style-name="T8">Arcane:</text:span><text:span text:style-name="T8"/></text:p>
      <text:p text:style-name="P4" loext:marker-style-name="T1"><text:soft-page-break/><text:span text:style-name="T1">Arcanist: +2 rating for arcane spells and rituals<text:line-break/></text:span><text:span text:style-name="T1"/></text:p>
      <text:p text:style-name="P4" loext:marker-style-name="T1"><text:span text:style-name="T1">Savant: +4 to rating for arcane spell scrolls</text:span><text:span text:style-name="T1"/></text:p>
      <text:p text:style-name="P4" loext:marker-style-name="T1"><text:span text:style-name="T1"><text:line-break/></text:span><text:span text:style-name="T8">Divine:</text:span><text:span text:style-name="T1"><text:line-break/>Dominie: +2 rating for divine spells and rituals<text:line-break/></text:span></text:p>
      <text:p text:style-name="P4" loext:marker-style-name="T1"><text:span text:style-name="T1">Savior: +15% increased healing with divine spells</text:span><text:span text:style-name="T1"/></text:p>
      <text:p text:style-name="P7" loext:marker-style-name="T1"/>
      <text:p text:style-name="P4" loext:marker-style-name="T1"><text:span text:style-name="T8">Nature:</text:span><text:span text:style-name="T1"><text:line-break/>Shaman: +2 rating for nature spells and rituals</text:span></text:p>
      <text:p text:style-name="P7" loext:marker-style-name="T1"/>
      <text:p text:style-name="P10" loext:marker-style-name="T1">Animist Power: Evoke a random animal spirit at the start of combat. The buff it grants scales with your nature ritual rating<text:line-break/><text:line-break/>- Ox: 1% damage reduction per 2 rating<text:line-break/>- Wolf: 2% crit damage per 2 rating<text:line-break/>- Snake: 1% affliction avoidance per 2 rating<text:line-break/>- Tiger: 1 initiative per 2 rating </text:p>
      <text:p text:style-name="P7" loext:marker-style-name="T1"/>
      <text:p text:style-name="P4" loext:marker-style-name="T1"><text:span text:style-name="T8">Eldritch:</text:span><text:span text:style-name="T1"><text:line-break/>Occultist: +2 rating for eldritch spells and rituals</text:span></text:p>
      <text:p text:style-name="P7" loext:marker-style-name="T1"/>
      <text:p text:style-name="P7" loext:marker-style-name="T1"/>
      <text:p text:style-name="P4" loext:marker-style-name="T1"><text:span text:style-name="T1">Toying with madness: When casting eldritch spells and rituals, randomly get -2 to +4 to rating<text:line-break/></text:span><text:span text:style-name="T1"/></text:p>
      <text:p text:style-name="P4" loext:marker-style-name="T1"><text:span text:style-name="T8">Infernal:</text:span><text:span text:style-name="T1"><text:line-break/>Demonologist: +2 rating for infernal spells and rituals</text:span></text:p>
      <text:p text:style-name="P7" loext:marker-style-name="T1"/>
      <text:p text:style-name="P4" loext:marker-style-name="T1"><text:span text:style-name="T1">Devil Pact: Infernal rituals have a 100% chance to mishap, but still are cast normally.<text:line-break/></text:span><text:span text:style-name="T1"/></text:p>
      <text:p text:style-name="P4" loext:marker-style-name="T1"><text:span text:style-name="T8">Rituals:</text:span><text:span text:style-name="T1"><text:line-break/>Spiritual Emanations: +1 to minimum level of aura rituals. -4 to ritual rating</text:span></text:p>
      <text:p text:style-name="P4" loext:marker-style-name="T1"><text:span text:style-name="T1"><text:line-break/>Anima Expander: Can have up to 3 auras active at a time. You take 8% increased damage for each active aura</text:span><text:span text:style-name="T1"/></text:p>
      <text:p text:style-name="P4" loext:marker-style-name="T1"><text:span text:style-name="T1"><text:line-break/>Arcane Smith: +1 to minimum level of glyph rituals. -4 to ritual rating</text:span><text:span text:style-name="T1"/></text:p>
      <text:p text:style-name="P4" loext:marker-style-name="T1"><text:span text:style-name="T1"><text:line-break/>Push the limits: Can have up to 3 glyphs active on a weapon. At your next rest, each weapon has a 10% to be destroyed per active glyph</text:span><text:span text:style-name="T1"/></text:p>
      <text:p text:style-name="P4" loext:marker-style-name="T1"><text:span text:style-name="T1"><text:line-break/>Magical Guardian: +1 to minimum level of aegis spells. -4 to ritual rating</text:span><text:span text:style-name="T1"/></text:p>
      <text:p text:style-name="P4" loext:marker-style-name="T1"><text:span text:style-name="T1"><text:line-break/>Spelldancer: If you have no light, medium or heavy armor equipped, you can have up to 3 active Aegis rituals</text:span><text:span text:style-name="T1"/></text:p>
      <text:p text:style-name="P4" loext:marker-style-name="T1"><text:soft-page-break/><text:span text:style-name="T1"><text:line-break/>Shapeshifter: +1 to minimum level of form spells. -4 to ritual rating<text:line-break/><text:line-break/></text:span><text:span text:style-name="T8">Fire:<text:line-break/></text:span><text:span text:style-name="T1">Pyromancer: +1 to minimum level of fire spells and rituals. -1 to maximum level of other schools.</text:span></text:p>
      <text:p text:style-name="P4" loext:marker-style-name="T1"><text:span text:style-name="T1"><text:line-break/>Cremator: Your fire damage has a 15% chance of burning.</text:span><text:span text:style-name="T1"/></text:p>
      <text:p text:style-name="P4" loext:marker-style-name="T1"><text:span text:style-name="T1"><text:line-break/>Fan the Flames: Burns you inflict deal 40% extra damage but last 1 turn less.</text:span><text:span text:style-name="T1"/></text:p>
      <text:p text:style-name="P4" loext:marker-style-name="T1"><text:span text:style-name="T1"><text:line-break/>Firewalker: You fire damage deals 10% extra and you have 20% fire resistance<text:line-break/></text:span><text:span text:style-name="T1"/></text:p>
      <text:p text:style-name="P4" loext:marker-style-name="T1"><text:span text:style-name="T8">Cold:</text:span><text:span text:style-name="T1"><text:line-break/>Lich: +1 to minimum level of cold spells and rituals. -1 to maximum level of other schools.</text:span></text:p>
      <text:p text:style-name="P7" loext:marker-style-name="T1"/>
      <text:p text:style-name="P4" loext:marker-style-name="T1"><text:span text:style-name="T1">Chill to the bone: Your chills last twice as long</text:span><text:span text:style-name="T1"/></text:p>
      <text:p text:style-name="P7" loext:marker-style-name="T1"/>
      <text:p text:style-name="P4" loext:marker-style-name="T8"><text:span text:style-name="T1">Shatter: Chilled enemies take 5% extra damage per turn they have been chilled<text:line-break/><text:line-break/>Blizzardwalker: Your cold damage deals 10% extra and you have 20% cold resistance</text:span><text:span text:style-name="T8"/></text:p>
      <text:p text:style-name="P7" loext:marker-style-name="T1"/>
      <text:p text:style-name="P4" loext:marker-style-name="T1"><text:span text:style-name="T8">Lightning:</text:span><text:span text:style-name="T1"><text:line-break/>Electromancer: +1 to minimum level of lightning spells and rituals. -1 to maximum level of other schools.</text:span></text:p>
      <text:p text:style-name="P7" loext:marker-style-name="T1"/>
      <text:p text:style-name="P4" loext:marker-style-name="T1"><text:span text:style-name="T1">Closed Circuit: Whenever your overcharges trigger, enemy has a 3% chance to be stunned</text:span><text:span text:style-name="T1"/></text:p>
      <text:p text:style-name="P7" loext:marker-style-name="T1"/>
      <text:p text:style-name="P4" loext:marker-style-name="T1"><text:span text:style-name="T1">Living Battery: Your overcharges deal 50% reduced damage, but also trigger when you are attacked<text:line-break/><text:line-break/>Stormwalker: Your lightning damage deals 10% extra and you have 20% lightning resistance</text:span><text:span text:style-name="T1"/></text:p>
      <text:p text:style-name="P7" loext:marker-style-name="T1"/>
      <text:p text:style-name="P4" loext:marker-style-name="T1"><text:span text:style-name="T8">Necromancy:</text:span><text:span text:style-name="T8"/></text:p>
      <text:p text:style-name="P4" loext:marker-style-name="T1"><text:span text:style-name="T1">Death Dealer: +1 to minimum level of necromancy spells and rituals. Max endurance reduced by 15%</text:span><text:span text:style-name="T1"/></text:p>
      <text:p text:style-name="P7" loext:marker-style-name="T1"/>
      <text:p text:style-name="P4" loext:marker-style-name="T1"><text:span text:style-name="T1">Essence Drinker: Landing a killing blow with a Necromancy spell restores 5% of your maximum endurance and satiety.</text:span><text:span text:style-name="T1"/></text:p>
      <text:p text:style-name="P7" loext:marker-style-name="T1"/>
      <text:p text:style-name="P4" loext:marker-style-name="T1"><text:span text:style-name="T1">Fatal Curse: Cursed enemies take 10% extra damage from all sources</text:span><text:span text:style-name="T1"/></text:p>
      <text:p text:style-name="P7" loext:marker-style-name="T1"/>
      <text:p text:style-name="P4" loext:marker-style-name="T8"><text:span text:style-name="T1">Supposed to Rot: You deal 20% extra damage per every necrotic limb</text:span><text:span text:style-name="T8"/></text:p>
      <text:p text:style-name="P11" loext:marker-style-name="T8"/>
      <text:p text:style-name="P6" loext:marker-style-name="T1"><text:span text:style-name="T16">Healing</text:span>:</text:p>
      <text:p text:style-name="P6" loext:marker-style-name="T1"/>
      <text:p text:style-name="P6" loext:marker-style-name="T1"><text:span text:style-name="T4">Herald of salvation</text:span><text:span text:style-name="T1">: +1 to minimum level of </text:span><text:span text:style-name="T2">healing</text:span><text:span text:style-name="T1"> spells and rituals. </text:span><text:span text:style-name="T2">All damage dealt reduced </text:span><text:soft-page-break/><text:span text:style-name="T2">by 5%</text:span></text:p>
      <text:p text:style-name="P6" loext:marker-style-name="T1"><text:span text:style-name="T2"/></text:p>
      <text:p text:style-name="P12" loext:marker-style-name="T1"><text:span text:style-name="T1">Life Overflow: Healing from your spells over you maximum endurance is instead granted to you at the start of your next turn at 30% of its value. 1 turn cooldown</text:span></text:p>
      <text:p text:style-name="P12" loext:marker-style-name="T1"><text:span text:style-name="T1"/></text:p>
      <text:p text:style-name="P12" loext:marker-style-name="T1"><text:span text:style-name="T1">Eureka: Your healing spells and rituals can now crit</text:span></text:p>
      <text:p text:style-name="P12" loext:marker-style-name="T1"><text:span text:style-name="T1"/></text:p>
      <text:p text:style-name="P12" loext:marker-style-name="T1"><text:span text:style-name="T1">Bounce of the Edge: Your healing spells and rituals are 2% stronger per every 5% of your missing endurance</text:span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5"><text:span text:style-name="T1">God Perks:</text:span></text:p>
      <text:p text:style-name="P15"><text:span text:style-name="T1"/></text:p>
      <text:p text:style-name="P16"><text:span text:style-name="T13">Devoted to Elysanna: </text:span><text:span text:style-name="T15">Your</text:span><text:span text:style-name="T13"> healing spell</text:span><text:span text:style-name="T15">s gain</text:span><text:span text:style-name="T13"> rating equal to half of your ritual rating</text:span><text:span text:style-name="T12"> </text:span></text:p>
      <text:p text:style-name="P16"><text:span text:style-name="T12"/></text:p>
      <text:p text:style-name="P16"><text:span text:style-name="T13">Devoted to </text:span><text:span text:style-name="T15">Orzus</text:span><text:span text:style-name="T13">: </text:span><text:span text:style-name="T15">Your</text:span><text:span text:style-name="T13"> </text:span><text:span text:style-name="T15">fire</text:span><text:span text:style-name="T13"> spell</text:span><text:span text:style-name="T15">s gain</text:span><text:span text:style-name="T13"> rating equal to half of your ritual rating</text:span><text:span text:style-name="T12"> </text:span></text:p>
      <text:p text:style-name="P16"><text:span text:style-name="T12"/></text:p>
      <text:p text:style-name="P16"><text:span text:style-name="T13">Devoted to </text:span><text:span text:style-name="T15">Krox</text:span><text:span text:style-name="T13">: </text:span><text:span text:style-name="T15">Your</text:span><text:span text:style-name="T13"> </text:span><text:span text:style-name="T15">cold</text:span><text:span text:style-name="T13"> spell</text:span><text:span text:style-name="T15">s gain</text:span><text:span text:style-name="T13"> rating equal to half of your ritual rating</text:span><text:span text:style-name="T12"> </text:span></text:p>
      <text:p text:style-name="P16"><text:span text:style-name="T12"/></text:p>
      <text:p text:style-name="P14"><text:span text:style-name="T12">Devoted to Maevir: Your lightning spells gain rating equal to half of your ritual rat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8T09:56:06.220000000</dc:date>
    <meta:editing-duration>PT3H2M5S</meta:editing-duration>
    <meta:editing-cycles>9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106" meta:word-count="1606" meta:character-count="9589" meta:non-whitespace-character-count="8032"/>
  </office:meta>
</office:document-meta>
</file>